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468cm" fo:margin-left="0cm" fo:margin-top="0cm" fo:margin-bottom="0cm" fo:break-before="auto" fo:break-after="auto" table:align="left"/>
    </style:style>
    <style:style style:name="Table1.A" style:family="table-column">
      <style:table-column-properties style:column-width="1.535cm"/>
    </style:style>
    <style:style style:name="Table1.B" style:family="table-column">
      <style:table-column-properties style:column-width="2.935cm"/>
    </style:style>
    <style:style style:name="Table1.C" style:family="table-column">
      <style:table-column-properties style:column-width="7.858cm"/>
    </style:style>
    <style:style style:name="Table1.D" style:family="table-column">
      <style:table-column-properties style:column-width="4.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 fo:break-before="auto" fo:break-after="auto">
        <style:tab-stops>
          <style:tab-stop style:position="16.468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 fo:break-before="auto" fo:break-after="auto">
        <style:tab-stops>
          <style:tab-stop style:position="16.468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margin-top="0.353cm" fo:margin-bottom="0.141cm" style:contextual-spacing="false" fo:line-height="100%" fo:text-indent="0cm" style:auto-text-indent="false" fo:break-before="auto" fo:break-after="auto">
        <style:tab-stops>
          <style:tab-stop style:position="16.468cm" style:type="right"/>
        </style:tab-stops>
      </style:paragraph-properties>
    </style:style>
    <style:style style:name="P7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 fo:break-before="auto" fo:break-after="auto">
        <style:tab-stops>
          <style:tab-stop style:position="16.468cm" style:type="right"/>
        </style:tab-stops>
      </style:paragraph-properties>
    </style:style>
    <style:style style:name="P8" style:family="paragraph" style:parent-style-name="Standard">
      <style:paragraph-properties fo:break-before="auto" fo:break-after="auto"/>
    </style:style>
    <style:style style:name="P9" style:family="paragraph" style:parent-style-name="Heading_20_1">
      <style:paragraph-properties fo:break-before="auto" fo:break-after="auto"/>
    </style:style>
    <style:style style:name="P10" style:family="paragraph" style:parent-style-name="Heading_20_2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Heading_20_1">
      <style:paragraph-properties fo:text-align="center" style:justify-single-word="false" fo:break-before="auto" fo:break-after="auto"/>
    </style:style>
    <style:style style:name="P13" style:family="paragraph" style:parent-style-name="Title">
      <style:paragraph-properties fo:text-align="center" style:justify-single-word="false" fo:break-before="auto" fo:break-after="auto"/>
    </style:style>
    <style:style style:name="P14" style:family="paragraph" style:parent-style-name="Standard">
      <style:paragraph-properties fo:text-align="center" style:justify-single-word="false" fo:break-before="auto" fo:break-after="auto"/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 fo:break-before="auto" fo:break-after="auto"/>
    </style:style>
    <style:style style:name="P16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fo:break-before="auto" fo:break-after="auto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break-before="auto" fo:break-after="auto"/>
      <style:text-properties fo:font-size="14pt" style:font-size-asian="14pt" style:font-size-complex="14pt"/>
    </style:style>
    <style:style style:name="P19" style:family="paragraph" style:parent-style-name="Standard">
      <style:paragraph-properties fo:break-before="auto" fo:break-after="auto"/>
      <style:text-properties fo:font-size="14pt" style:font-size-asian="14pt" style:font-size-complex="14pt"/>
    </style:style>
    <style:style style:name="P20" style:family="paragraph" style:parent-style-name="Standard">
      <style:paragraph-properties fo:break-before="auto" fo:break-after="auto"/>
      <style:text-properties fo:color="#ff0000" loext:opacity="100%" fo:font-weight="bold" style:font-weight-asian="bold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0bc4" style:font-weight-asian="bold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weight="bold" style:font-weight-asian="bold"/>
    </style:style>
    <style:style style:name="T6" style:family="text">
      <style:text-properties fo:color="#ff0000" loext:opacity="100%" fo:font-weight="bold" fo:background-color="#ffffff" loext:char-shading-value="0" style:font-weight-asian="bold"/>
    </style:style>
    <style:style style:name="T7" style:family="text">
      <style:text-properties fo:color="#1155cc" loext:opacity="100%" style:text-underline-style="solid" style:text-underline-width="auto" style:text-underline-color="font-color"/>
    </style:style>
    <style:style style:name="T8" style:family="text">
      <style:text-properties officeooo:rsid="00170bc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Российской федерации</text:p>
      <text:p text:style-name="P14">Федеральное государственное бюджетное образовательное учреждение высшего образования</text:p>
      <text:p text:style-name="P14">“Ивановский государственный химико-технологический университет”</text:p>
      <text:p text:style-name="P14"/>
      <text:p text:style-name="P14"><text:s/>Факультет техники, управления и цифровой инфраструктуры</text:p>
      <text:p text:style-name="P14">Кафедра информационных технологий и цифровых технологий</text:p>
      <text:p text:style-name="P8"><text:s/></text:p>
      <text:p text:style-name="P8"><text:s/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13"><text:bookmark text:name="_o6lzrmfkld81"/>ОТЧЕТ</text:p>
      <text:p text:style-name="P18">по практическим занятиям дисциплины</text:p>
      <text:p text:style-name="P18">“Основы объектно-ориентированного анализа”</text:p>
      <text:p text:style-name="P19"><text:s/></text:p>
      <text:p text:style-name="P18">ВАРИАНТ <text:span text:style-name="T8">64</text:span></text:p>
      <text:p text:style-name="P8"><text:s/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8"><text:s/></text:p>
      <text:p text:style-name="P15">Студенты: <text:s text:c="2"/>Фамилия И.О.<text:line-break/>Фамилия И.О.</text:p>
      <text:p text:style-name="P8"><text:s/></text:p>
      <text:p text:style-name="P8"><text:s text:c="2"/></text:p>
      <text:p text:style-name="P8">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Иваново 20<text:span text:style-name="T8">24</text:span></text:p>
      <text:p text:style-name="P11">ИСТОРИЯ ИЗМЕНЕНИЙ</text:p>
      <text:p text:style-name="P8"><text:s text:c="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>№ п/п</text:p>
          </table:table-cell>
          <table:table-cell table:style-name="Table1.A1" office:value-type="string">
            <text:p text:style-name="P1">Дата</text:p>
          </table:table-cell>
          <table:table-cell table:style-name="Table1.A1" office:value-type="string">
            <text:p text:style-name="P1">Изменение</text:p>
          </table:table-cell>
          <table:table-cell table:style-name="Table1.A1" office:value-type="string">
            <text:p text:style-name="P1">Автор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8"/>
      <text:p text:style-name="P8"><text:s/></text:p>
      <text:p text:style-name="P8"/>
      <text:p text:style-name="P8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"><text:a xlink:type="simple" xlink:href="#_z9x223y1vzes" text:style-name="Index_20_Link" text:visited-style-name="Index_20_Link"><text:span text:style-name="T1">Задание. Вариант ХХ</text:span></text:a><text:span text:style-name="T1"><text:tab/>5</text:span></text:p>
          <text:p text:style-name="P5"><text:a xlink:type="simple" xlink:href="#_uibgp94t58vf" text:style-name="Index_20_Link" text:visited-style-name="Index_20_Link"><text:span text:style-name="T1">ЗАНЯТИЕ 1. РАЗРАБОТКА КОНЦЕПТУАЛЬНОЙ МОДЕЛИ КЛАССОВ</text:span></text:a><text:span text:style-name="T1"><text:tab/>6</text:span></text:p>
          <text:p text:style-name="P7"><text:a xlink:type="simple" xlink:href="#_iqxavw442xj4" text:style-name="Index_20_Link" text:visited-style-name="Index_20_Link">Текстуальный анализ</text:a><text:tab/>6</text:p>
          <text:p text:style-name="P7"><text:a xlink:type="simple" xlink:href="#_dsg5o8jtgsfs" text:style-name="Index_20_Link" text:visited-style-name="Index_20_Link">Список классов-кандидатов</text:a><text:tab/>6</text:p>
          <text:p text:style-name="P7"><text:a xlink:type="simple" xlink:href="#_dvwbtltxwc1p" text:style-name="Index_20_Link" text:visited-style-name="Index_20_Link">Список ассоциаций-кандидатов</text:a><text:tab/>6</text:p>
          <text:p text:style-name="P7"><text:a xlink:type="simple" xlink:href="#_j6sgjgoxjjip" text:style-name="Index_20_Link" text:visited-style-name="Index_20_Link">Глоссарий</text:a><text:tab/>6</text:p>
          <text:p text:style-name="P7"><text:a xlink:type="simple" xlink:href="#_hl7c3x7ne72x" text:style-name="Index_20_Link" text:visited-style-name="Index_20_Link">Начальная модель классов</text:a><text:tab/>6</text:p>
          <text:p text:style-name="P7"><text:a xlink:type="simple" xlink:href="#_9cs4vp9jn951" text:style-name="Index_20_Link" text:visited-style-name="Index_20_Link">Диаграммы объектов</text:a><text:tab/>6</text:p>
          <text:p text:style-name="P5"><text:a xlink:type="simple" xlink:href="#_nt202rxo6h10" text:style-name="Index_20_Link" text:visited-style-name="Index_20_Link"><text:span text:style-name="T1">ЗАНЯТИЕ 2. РАЗРАБОТКА МОДЕЛИ ВАРИАНТОВ ИСПОЛЬЗОВАНИЯ</text:span></text:a><text:span text:style-name="T1"><text:tab/>7</text:span></text:p>
          <text:p text:style-name="P7"><text:a xlink:type="simple" xlink:href="#_jd7fmskz3eq3" text:style-name="Index_20_Link" text:visited-style-name="Index_20_Link">Текстуальный анализ</text:a><text:tab/>7</text:p>
          <text:p text:style-name="P7"><text:a xlink:type="simple" xlink:href="#_v6jejap8271t" text:style-name="Index_20_Link" text:visited-style-name="Index_20_Link">Список действующих лиц и их задач</text:a><text:tab/>7</text:p>
          <text:p text:style-name="P7"><text:a xlink:type="simple" xlink:href="#_7ni0ewm7q6rl" text:style-name="Index_20_Link" text:visited-style-name="Index_20_Link">Краткое описание каждого варианта использования</text:a><text:tab/>7</text:p>
          <text:p text:style-name="P7"><text:a xlink:type="simple" xlink:href="#_mr743wgfi3rv" text:style-name="Index_20_Link" text:visited-style-name="Index_20_Link">Диаграмма вариантов использования</text:a><text:tab/>7</text:p>
          <text:p text:style-name="P5"><text:a xlink:type="simple" xlink:href="#_pq2b9robs5rr" text:style-name="Index_20_Link" text:visited-style-name="Index_20_Link"><text:span text:style-name="T1">ЗАНЯТИЕ 3. УТОЧНЕНИЕ КОНЦЕПТУАЛЬНОЙ МОДЕЛИ КЛАССОВ</text:span></text:a><text:span text:style-name="T1"><text:tab/>8</text:span></text:p>
          <text:p text:style-name="P7"><text:a xlink:type="simple" xlink:href="#_55m9kxj18w7n" text:style-name="Index_20_Link" text:visited-style-name="Index_20_Link">Список атрибутов-кандидатов</text:a><text:tab/>8</text:p>
          <text:p text:style-name="P7"><text:a xlink:type="simple" xlink:href="#_w2hbjpararht" text:style-name="Index_20_Link" text:visited-style-name="Index_20_Link">Уточненная модель классов</text:a><text:tab/>8</text:p>
          <text:p text:style-name="P7"><text:a xlink:type="simple" xlink:href="#_8a9e3wecytco" text:style-name="Index_20_Link" text:visited-style-name="Index_20_Link">Проверка навигации модели (OCL-запросы)</text:a><text:tab/>8</text:p>
          <text:p text:style-name="P5"><text:a xlink:type="simple" xlink:href="#_fdt05hru49s" text:style-name="Index_20_Link" text:visited-style-name="Index_20_Link"><text:span text:style-name="T1">ЗАНЯТИЕ 4. СПЕЦИФИКАЦИЯ ВАРИАНТА ИСПОЛЬЗОВАНИЯ</text:span></text:a><text:span text:style-name="T1"><text:tab/>9</text:span></text:p>
          <text:p text:style-name="P7"><text:a xlink:type="simple" xlink:href="#_q35ym95cvrjv" text:style-name="Index_20_Link" text:visited-style-name="Index_20_Link">Детальная спецификация варианта использования</text:a><text:tab/>9</text:p>
          <text:p text:style-name="P7"><text:a xlink:type="simple" xlink:href="#_em3y1icb232v" text:style-name="Index_20_Link" text:visited-style-name="Index_20_Link"><text:soft-page-break/>Диаграмма деятельности для варианта использования</text:a><text:tab/>9</text:p>
          <text:p text:style-name="P5"><text:a xlink:type="simple" xlink:href="#_5odmt1c1pqaw" text:style-name="Index_20_Link" text:visited-style-name="Index_20_Link"><text:span text:style-name="T1">ЗАНЯТИЕ 5. РАЗРАБОТКА МОДЕЛИ ВЗАИМОДЕЙСТВИЙ</text:span></text:a><text:span text:style-name="T1"><text:tab/>10</text:span></text:p>
          <text:p text:style-name="P7"><text:a xlink:type="simple" xlink:href="#_huuotry7kxf" text:style-name="Index_20_Link" text:visited-style-name="Index_20_Link">Диаграмма экранных форм (раскадровка) для варианта использования</text:a><text:tab/>10</text:p>
          <text:p text:style-name="P7"><text:a xlink:type="simple" xlink:href="#_p1pzre3kxdij" text:style-name="Index_20_Link" text:visited-style-name="Index_20_Link">Системная диаграмма последовательности для каждого сценария варианта использования</text:a><text:tab/>10</text:p>
          <text:p text:style-name="P7"><text:a xlink:type="simple" xlink:href="#_4n808muec3bk" text:style-name="Index_20_Link" text:visited-style-name="Index_20_Link">Спецификации системных операций</text:a><text:tab/>10</text:p>
          <text:p text:style-name="P5"><text:a xlink:type="simple" xlink:href="#_w5w4l0op0rqw" text:style-name="Index_20_Link" text:visited-style-name="Index_20_Link"><text:span text:style-name="T1">ЗАНЯТИЕ 6. РЕАЛИЗАЦИЯ ВАРИАНТА ИСПОЛЬЗОВАНИЯ</text:span></text:a><text:span text:style-name="T1"><text:tab/>11</text:span></text:p>
          <text:p text:style-name="P7"><text:a xlink:type="simple" xlink:href="#_5y1ucps8i9cb" text:style-name="Index_20_Link" text:visited-style-name="Index_20_Link">Диаграмма классов, участвующих в реализации варианта использования (Шаблон MVC)</text:a><text:tab/>11</text:p>
          <text:p text:style-name="P7"><text:a xlink:type="simple" xlink:href="#_3ow0vzul0ch2" text:style-name="Index_20_Link" text:visited-style-name="Index_20_Link">Диаграмма последовательности для каждого сценария варианта использования</text:a><text:tab/>11</text:p>
          <text:p text:style-name="P5"><text:a xlink:type="simple" xlink:href="#_eq1rtv2c45k5" text:style-name="Index_20_Link" text:visited-style-name="Index_20_Link"><text:span text:style-name="T1">ЗАНЯТИЕ 7. РАЗРАБОТКА МОДЕЛИ СОСТОЯНИЙ</text:span></text:a><text:span text:style-name="T1"><text:tab/>12</text:span></text:p>
          <text:p text:style-name="P7"><text:a xlink:type="simple" xlink:href="#_e54nrpqx6k3s" text:style-name="Index_20_Link" text:visited-style-name="Index_20_Link">Список объектов-кандидатов и их возможных состояний</text:a><text:tab/>12</text:p>
          <text:p text:style-name="P7"><text:a xlink:type="simple" xlink:href="#_pxeh4duwhbxo" text:style-name="Index_20_Link" text:visited-style-name="Index_20_Link">Диаграмма состояний для выбранного объекта</text:a><text:tab/>12</text:p>
          <text:p text:style-name="P7"><text:a xlink:type="simple" xlink:href="#_o1mm70trwsgc" text:style-name="Index_20_Link" text:visited-style-name="Index_20_Link">Спецификации для каждого состояния диаграммы</text:a><text:tab/>12</text:p>
          <text:p text:style-name="P6"><text:a xlink:type="simple" xlink:href="#_xc1lo46w5uoo" text:style-name="Index_20_Link" text:visited-style-name="Index_20_Link"><text:span text:style-name="T1">СПИСОК ИСПОЛЬЗУЕМЫХ ИСТОЧНИКОВ</text:span></text:a><text:span text:style-name="T1"><text:tab/>13</text:span></text:p>
        </text:index-body>
      </text:table-of-content>
      <text:p text:style-name="P8"/>
      <text:p text:style-name="P8"/>
      <text:p text:style-name="P8"/>
      <text:p text:style-name="P8"><text:s/></text:p>
      <text:p text:style-name="P9"><text:bookmark text:name="_oo16yzssdfpw"/></text:p>
      <text:p text:style-name="P12"><text:bookmark text:name="_z9x223y1vzes"/>Задание. Вариант <text:span text:style-name="T8">64</text:span></text:p>
      <text:p text:style-name="P8"><text:s/></text:p>
      <text:p text:style-name="Text_20_body"><text:span text:style-name="T2">Магазин компьютеров </text:span>предлагает возможность приобретения своих <text:span text:style-name="T2">товаров </text:span>через <text:span text:style-name="T2">Интернет</text:span>. <text:span text:style-name="T2">Клиент </text:span>может выбрать <text:span text:style-name="T2">компьютер </text:span>на <text:span text:style-name="T2">web-странице </text:span>магазина. <text:span text:style-name="T2">Компьютеры </text:span>подразделяются на <text:span text:style-name="T2">серверы</text:span>, <text:span text:style-name="T2">настольные</text:span>, <text:span text:style-name="T2">портативные </text:span>и <text:span text:style-name="T2">планшетные</text:span>. <text:span text:style-name="T2">Заказчик </text:span>может выбрать подходящую <text:span text:style-name="T2">стандартную конфигурацию </text:span>из <text:span text:style-name="T2">списка </text:span>и детально ознакомиться с ней на отдельной <text:span text:style-name="T2">web-странице</text:span>. Если <text:span text:style-name="T2">стандартная конфигурация </text:span>ему не подходит, он может построить <text:span text:style-name="T2">требуемую </text:span>ему <text:span text:style-name="T2">конфигурацию </text:span>в <text:span text:style-name="T2">диалоговом режиме</text:span>. <text:span text:style-name="T2">Компоненты конфигурации </text:span>(такие, как <text:span text:style-name="T2">оперативная память</text:span>, <text:span text:style-name="T2">процессор</text:span>, <text:span text:style-name="T2">жесткий диск </text:span>и т. п.) представляются как <text:span text:style-name="T2">список </text:span>для выбора из доступных <text:span text:style-name="T2">альтернатив</text:span>. Для каждой новой <text:span text:style-name="T2">конфигурации </text:span>система может подсчитать <text:span text:style-name="T2">цену</text:span>. Если <text:span text:style-name="T2">конфигурация </text:span>неполна, т. е. в ней отсутствует <text:span text:style-name="T2">важный компонент</text:span>, то при заказе <text:span text:style-name="T2">веб-страница </text:span>оповещает об этом <text:span text:style-name="T2">клиента </text:span>и предлагает выбрать <text:span text:style-name="T2">недостающий компонент </text:span>из <text:span text:style-name="T2">списка</text:span>. <text:span text:style-name="T2">Клиент </text:span>может дополнить <text:span text:style-name="T2">конфигурацию </text:span>по своему <text:span text:style-name="T2">выбору</text:span>, либо приобрести <text:span text:style-name="T2">неполную конфигурацию</text:span>. <text:span text:style-name="T2">Клиент </text:span>может приобретать в <text:span text:style-name="T2">магазине </text:span>не только <text:span text:style-name="T2">компьютеры</text:span>, но и <text:span text:style-name="T2">отдельные комплектующие </text:span>и/или <text:span text:style-name="T2">периферийные устройства</text:span>. На <text:span text:style-name="T2">странице магазина </text:span>работает <text:span text:style-name="T2">поиск комплектующих и периферийных устройств </text:span>по их <text:span text:style-name="T2">типу</text:span>, <text:span text:style-name="T2">производителю</text:span>, <text:span text:style-name="T2">названию</text:span>. <text:span text:style-name="T2">Результаты поиска </text:span>могут быть отсортированы <text:span text:style-name="T2">клиентом </text:span>по <text:span text:style-name="T2">цене</text:span>.</text:p>
      <text:p text:style-name="Standard"/>
      <text:p text:style-name="Text_20_body">Чтобы оформить <text:span text:style-name="T2">заказ</text:span>, <text:span text:style-name="T2">клиент </text:span>должен заполнить <text:span text:style-name="T2">электронную форму </text:span>с адресом для <text:soft-page-break/>доставки товара, а также <text:span text:style-name="T2">деталями</text:span>, касающимися <text:span text:style-name="T2">оплаты</text:span>. <text:span text:style-name="T2">Оплата </text:span>компьютеров осуществляется <text:span text:style-name="T2">наличными курьеру</text:span>, осуществляющему <text:span text:style-name="T2">доставку</text:span>, или по <text:span text:style-name="T2">банковской карте</text:span>. Для оплаты по <text:span text:style-name="T2">карте </text:span>клиент сообщает <text:span text:style-name="T2">её реквизиты </text:span>интернет-магазину. Он, в свою очередь, обращается к <text:span text:style-name="T2">банковской систем</text:span><text:span text:style-name="T3">е</text:span><text:span text:style-name="T2"> </text:span>с <text:span text:style-name="T2">запросом </text:span>на <text:span text:style-name="T2">оплату заказа</text:span>. <text:span text:style-name="T2">Ответ </text:span>на <text:span text:style-name="T2">запрос </text:span>может быть <text:span text:style-name="T2">положительным </text:span>или <text:span text:style-name="T2">отрицательным</text:span>. При <text:span text:style-name="T2">положительном ответе заказ </text:span>помечается как <text:span text:style-name="T2">оплаченный</text:span>. При <text:span text:style-name="T2">отрицательном ответе клиент </text:span>может отказаться от покупки, либо скорректировать <text:span text:style-name="T2">реквизиты карты </text:span>для <text:span text:style-name="T2">оплаты</text:span>, либо выбрать <text:span text:style-name="T2">оплату курьеру </text:span>по получении. После успешного <text:span text:style-name="T2">оформления заказа система</text:span> отправляет <text:span text:style-name="T2">клиенту </text:span>по <text:span text:style-name="T2">электронной почте сообщение </text:span>с <text:span text:style-name="T2">подтверждением получения </text:span>заказа вместе с относящимися к нему <text:span text:style-name="T2">деталями </text:span>(<text:span text:style-name="T2">стоимость</text:span>, <text:span text:style-name="T2">номер счета</text:span>, и т. п.). Пока <text:span text:style-name="T2">клиент </text:span>ожидает прибытия <text:span text:style-name="T2">компьютера</text:span>, он может проверить <text:span text:style-name="T2">состояние заказа </text:span>(<text:span text:style-name="T2">поставлен в очередь </text:span>/ <text:span text:style-name="T2">собран </text:span>/ <text:span text:style-name="T2">отправлен</text:span>). <text:span text:style-name="T2">Данные </text:span>об <text:span text:style-name="T2">оформленных заказах </text:span>интернет-магазин пересылает <text:span text:style-name="T2">складской системе</text:span>, ведущей <text:span text:style-name="T2">учёт запасов компьютерных компонентов </text:span>и <text:span text:style-name="T2">сборки заказов</text:span>. <text:span text:style-name="T2">Отправленные заказы </text:span>помечаются как <text:span text:style-name="T2">поставленные в очередь</text:span>. <text:span text:style-name="T2">Собранные компьютеры </text:span>вместе передаются со <text:span text:style-name="T2">склада </text:span>в <text:span text:style-name="T2">отдел доставки</text:span>, при этом заказ помечается как <text:span text:style-name="T2">собранный</text:span>. <text:span text:style-name="T2">Отдел доставки </text:span>направляет <text:span text:style-name="T2">заказы клиентам </text:span>(статус заказа – <text:span text:style-name="T2">отправлен</text:span>). Если <text:span text:style-name="T2">заказ </text:span>оплачивается <text:span text:style-name="T2">наличными</text:span>, <text:span text:style-name="T2">курьер </text:span>по возвращении передаёт <text:span text:style-name="T2">деньги в кассу</text:span>. <text:span text:style-name="T2">Работник интернет-магазина</text:span>, принимая <text:span text:style-name="T2">деньги</text:span>, помечает <text:span text:style-name="T2">заказ как оплаченный</text:span>. По окончании <text:span text:style-name="T2">работы </text:span>с заказом, он помечается в <text:span text:style-name="T2">системе </text:span>как <text:span text:style-name="T2">выполненный</text:span>.</text:p>
      <text:p text:style-name="Standard"/>
      <text:p text:style-name="Standard">Вариант задания предусматривает разработку схемы базы интернет-магазина компьютерной техники. </text:p>
      <text:p text:style-name="P8"/>
      <text:p text:style-name="P8"><text:s/></text:p>
      <text:p text:style-name="P9"><text:bookmark text:name="_4y6415mlqjm"/></text:p>
      <text:p text:style-name="P9"><text:bookmark text:name="_uibgp94t58vf"/>ЗАНЯТИЕ 1. РАЗРАБОТКА КОНЦЕПТУАЛЬНОЙ МОДЕЛИ КЛАССОВ</text:p>
      <text:p text:style-name="P8"><text:s/></text:p>
      <text:p text:style-name="P10"><text:bookmark text:name="_iqxavw442xj4"/>Текстуальный анализ</text:p>
      <text:p text:style-name="P8">Текстуальный анализ предметной области происходит с использованием проблемы, рассматриваемой в задании. С его помощью можно выделить классы-кандидаты (наиболее часто встречающиеся и представляющие наибольший интерес). Для наглядности классы – кандидаты в описании предметной области мы выделили цветами.</text:p>
      <text:p text:style-name="P10"><text:bookmark text:name="_dsg5o8jtgsfs"/>Список классов-кандидатов</text:p>
      <text:p text:style-name="P8">Представить список классов-кандидатов полный. Затем средствами word вычеркнуть не нужные. Список можно представить, как таблицу</text:p>
      <text:p text:style-name="P10"><text:bookmark text:name="_dvwbtltxwc1p"/>Список ассоциаций-кандидатов</text:p>
      <text:p text:style-name="P8">Представить список ассоциаций-кандидатов полный. Затем средствами word вычеркнуть не нужные. Список можно представить, как таблица</text:p>
      <text:p text:style-name="P10"><text:bookmark text:name="_j6sgjgoxjjip"/><text:soft-page-break/>Глоссарий</text:p>
      <text:p text:style-name="P8">Наименование термина (понятия, сущности) – определение этого термина.</text:p>
      <text:p text:style-name="P8">Наименование термина 2 (понятия, сущности) – определение этого термина.</text:p>
      <text:p text:style-name="P8"/>
      <text:p text:style-name="P20">В случае командной работы не менее трех терминов на одного участника проекта!</text:p>
      <text:p text:style-name="P10"><text:bookmark text:name="_hl7c3x7ne72x"/>Начальная модель классов</text:p>
      <text:p text:style-name="P8">Тут диаграмма классов предметной области, только классы и ассоциации.</text:p>
      <text:p text:style-name="P10"><text:bookmark text:name="_9cs4vp9jn951"/>Диаграммы объектов</text:p>
      <text:p text:style-name="P8">Тут не менее трех (3) диаграмм объектов, как пример мгновенного представления диаграммы классов (см. пояснения на сайте курса).</text:p>
      <text:p text:style-name="P8"/>
      <text:p text:style-name="P8">В случае командной работы <text:span text:style-name="T5">для каждого участника команды</text:span> необходимо представить <text:span text:style-name="T5">не менее двух (2) диаграмм объектов</text:span>. В документе авторские диаграммы следует подписать. Дополнительным доказательством будет история версий документа, а также проект в Visual paradigm.</text:p>
      <text:p text:style-name="P8"><text:s/></text:p>
      <text:p text:style-name="P8"/>
      <text:p text:style-name="P8"><text:s/></text:p>
      <text:p text:style-name="P9"><text:bookmark text:name="_nt202rxo6h10"/>ЗАНЯТИЕ 2. РАЗРАБОТКА МОДЕЛИ ВАРИАНТОВ ИСПОЛЬЗОВАНИЯ</text:p>
      <text:p text:style-name="P10"><text:bookmark text:name="_jd7fmskz3eq3"/>Текстуальный анализ</text:p>
      <text:p text:style-name="P8">Текстуальный анализ проводится с целью выявления потенциальных действующих лиц (actors) и вариантов использования (use cases) системы.</text:p>
      <text:p text:style-name="P10"><text:bookmark text:name="_v6jejap8271t"/>Список действующих лиц и их задач</text:p>
      <text:p text:style-name="P8">Тут список действующих лиц и их задач.</text:p>
      <text:p text:style-name="P10"><text:bookmark text:name="_7ni0ewm7q6rl"/>Краткое описание каждого варианта использования</text:p>
      <text:p text:style-name="P8">Тут краткое описание каждого обнаруженного варианта использования. Выполните ранжирование вариантов использования. 1 - самый важный, 2 - важный, 3 и т.д. важность понижается. Представьте результат в виде таблицы: Имя варианта использования, Краткое описание варианта использования, Ранг. Отсортируйте по рангу.</text:p>
      <text:p text:style-name="P10"><text:bookmark text:name="_mr743wgfi3rv"/>Диаграмма вариантов использования</text:p>
      <text:p text:style-name="P8">Тут диаграмма вариантов использования.</text:p>
      <text:p text:style-name="P8"><text:s/></text:p>
      <text:p text:style-name="P9"><text:bookmark text:name="_uqlr782gkzgs"/><text:soft-page-break/><text:s/></text:p>
      <text:p text:style-name="P8"/>
      <text:p text:style-name="P8"><text:s/></text:p>
      <text:p text:style-name="P9"><text:bookmark text:name="_s5l2x0gx3dq0"/></text:p>
      <text:p text:style-name="P9"><text:bookmark text:name="_pq2b9robs5rr"/>ЗАНЯТИЕ 3. УТОЧНЕНИЕ КОНЦЕПТУАЛЬНОЙ МОДЕЛИ КЛАССОВ</text:p>
      <text:p text:style-name="P10"><text:bookmark text:name="_55m9kxj18w7n"/>Список атрибутов-кандидатов</text:p>
      <text:p text:style-name="P8">Тут список атрибутов</text:p>
      <text:p text:style-name="P10"><text:bookmark text:name="_w2hbjpararht"/>Уточненная модель классов</text:p>
      <text:p text:style-name="P8">Тут уточненная модель классов.</text:p>
      <text:p text:style-name="P10"><text:bookmark text:name="_8a9e3wecytco"/>Проверка навигации модели (OCL-запросы)</text:p>
      <text:p text:style-name="P8">Тут список как минимум из 6 вопросов, затрагивающих различные сущности диаграммы классов, OCL – запрос, отображающий навигацию по модели, и результат выполнения запроса.</text:p>
      <text:p text:style-name="P8"/>
      <text:p text:style-name="P20">В случае работы командой каждый участник должен представить на менее трех (3) таких OCL- запросов.</text:p>
      <text:p text:style-name="P8"/>
      <text:p text:style-name="P8"><text:s/></text:p>
      <text:p text:style-name="P9"><text:bookmark text:name="_7t67ksnruymi"/></text:p>
      <text:p text:style-name="P9"><text:bookmark text:name="_fdt05hru49s"/>ЗАНЯТИЕ 4. СПЕЦИФИКАЦИЯ ВАРИАНТА ИСПОЛЬЗОВАНИЯ</text:p>
      <text:p text:style-name="P10"><text:bookmark text:name="_q35ym95cvrjv"/>Детальная спецификация варианта использования</text:p>
      <text:p text:style-name="P8"><text:span text:style-name="T6">Описание не менее одного варианта использования на каждого участника темы</text:span>. <text:span text:style-name="T4">Выбор вариантов использования </text:span>для описания нужно выполнять согласно сделанного и согласованного с командой и преподавателем <text:span text:style-name="T4">ранжирования</text:span>. Сначала выбираем самые важные.</text:p>
      <text:p text:style-name="P8"/>
      <text:p text:style-name="P8">Сначала основной поток</text:p>
      <text:p text:style-name="P8">Имя: </text:p>
      <text:p text:style-name="P8">ID: 1</text:p>
      <text:p text:style-name="P8">Краткое описание: </text:p>
      <text:p text:style-name="P8">Действующие лица:</text:p>
      <text:p text:style-name="P8">Предусловие:</text:p>
      <text:p text:style-name="P8">Постусловие:</text:p>
      <text:p text:style-name="P8">Основной поток:</text:p>
      <text:p text:style-name="P8"><text:soft-page-break/>Альтернативные потоки:</text:p>
      <text:p text:style-name="P8"><text:s/></text:p>
      <text:p text:style-name="P8">И все альтернативные потоки этого варианта использования</text:p>
      <text:p text:style-name="P8">Имя: </text:p>
      <text:p text:style-name="P8">ID: 1.1</text:p>
      <text:p text:style-name="P8">Краткое описание: </text:p>
      <text:p text:style-name="P8">Действующие лица:</text:p>
      <text:p text:style-name="P8">Предусловие: </text:p>
      <text:p text:style-name="P8">Постусловие: <text:s/></text:p>
      <text:p text:style-name="P8">Альтернативный поток:</text:p>
      <text:p text:style-name="P10"><text:bookmark text:name="_em3y1icb232v"/>Диаграмма деятельности для варианта использования</text:p>
      <text:p text:style-name="P8">Подробная диаграмма деятельности для этого варианта использования.</text:p>
      <text:p text:style-name="P8"><text:s/></text:p>
      <text:p text:style-name="P8"/>
      <text:p text:style-name="P8"><text:s/></text:p>
      <text:p text:style-name="P9"><text:bookmark text:name="_joynnrblbdw5"/></text:p>
      <text:p text:style-name="P9"><text:bookmark text:name="_5odmt1c1pqaw"/>ЗАНЯТИЕ 5. РАЗРАБОТКА МОДЕЛИ ВЗАИМОДЕЙСТВИЙ</text:p>
      <text:p text:style-name="P10"><text:bookmark text:name="_huuotry7kxf"/>Диаграмма экранных форм (раскадровка) для варианта использования</text:p>
      <text:p text:style-name="P8">Прототипы экранных форм, выполненных любыми подходящими средствами, иллюстрирующих исполнения варианта использования</text:p>
      <text:p text:style-name="P10"><text:bookmark text:name="_p1pzre3kxdij"/>Системная диаграмма последовательности для каждого сценария варианта использования</text:p>
      <text:p text:style-name="P8">Простая диаграмма, позволяющая выделить системные события. Используйте вместе с раскадровкой.</text:p>
      <text:p text:style-name="P10"><text:bookmark text:name="_4n808muec3bk"/>Спецификации системных операций</text:p>
      <text:p text:style-name="P8">Точное описание операций и ожидаемых результатов их выполнения. <text:span text:style-name="T1">Необходимы для проработки модели реализации.</text:span></text:p>
      <text:p text:style-name="P8"/>
      <text:p text:style-name="P8"><text:s/></text:p>
      <text:p text:style-name="P9"><text:bookmark text:name="_29m9iviemtua"/><text:soft-page-break/></text:p>
      <text:p text:style-name="P9"><text:bookmark text:name="_w5w4l0op0rqw"/>ЗАНЯТИЕ 6. РЕАЛИЗАЦИЯ ВАРИАНТА ИСПОЛЬЗОВАНИЯ</text:p>
      <text:p text:style-name="P10"><text:bookmark text:name="_5y1ucps8i9cb"/>Диаграмма классов, участвующих в реализации варианта использования (Шаблон BCE)</text:p>
      <text:p text:style-name="P8">На диаграмме следует разместить предметные классы, которые были выявлены ранее, но только те, что принимают непосредственное участие в реализации варианта использования. Также добавляются программные классы. Как минимум по одному для обеспечения взаимодействия с внешними действующими лицами: граничные классы, символизирующие графический пользовательский интерфейс. И один на вариант использования, управляющий класс.</text:p>
      <text:p text:style-name="P10"><text:bookmark text:name="_3ow0vzul0ch2"/>Диаграмма последовательности для каждого сценария варианта использования</text:p>
      <text:p text:style-name="P8">Иллюстрация реализации системных операций с участием программных классов, чтобы определить операции классов, понять ответственности классов. Использовать результаты для реализации прототипа программного приложения.</text:p>
      <text:p text:style-name="P8"/>
      <text:p text:style-name="P8"><text:s/></text:p>
      <text:p text:style-name="P9"><text:bookmark text:name="_q6t9sbfpojmh"/></text:p>
      <text:p text:style-name="P9"><text:bookmark text:name="_eq1rtv2c45k5"/>ЗАНЯТИЕ 7. РАЗРАБОТКА МОДЕЛИ СОСТОЯНИЙ</text:p>
      <text:p text:style-name="P10"><text:bookmark text:name="_e54nrpqx6k3s"/>Список объектов-кандидатов и их возможных состояний</text:p>
      <text:p text:style-name="P8">Список объектов, у которых можно выделить несколько состояний и перечисление их возможных состояний. Например, Заявка: Предложена, Рассматривается, Исполняется, Отклонена, Выполнена, Закрыта.</text:p>
      <text:p text:style-name="P10"><text:bookmark text:name="_pxeh4duwhbxo"/>Диаграмма состояний для выбранного объекта</text:p>
      <text:p text:style-name="P8">Подробная диаграмма состояний для одного выбранного объекта.</text:p>
      <text:p text:style-name="P20">В случае командной работы не менее одного объекта (диаграммы автоматов) на двух участников проекта! Идеально по одному объекта на одного участника.</text:p>
      <text:p text:style-name="P10"><text:bookmark text:name="_o1mm70trwsgc"/>Спецификации для каждого состояния диаграммы</text:p>
      <text:p text:style-name="P8">Спецификация каждого состояния согласно<text:a xlink:type="simple" xlink:href="https://yadi.sk/i/ebWx1dpIEH7IBg" text:style-name="ListLabel_20_10" text:visited-style-name="ListLabel_20_10"><text:span text:style-name="T7"> рекомендациям лекции</text:span></text:a> </text:p>
      <text:p text:style-name="P8"/>
      <text:p text:style-name="P8"><text:span text:style-name="T1">Состояние</text:span>: имя состояния</text:p>
      <text:p text:style-name="P8"><text:span text:style-name="T1">Описание</text:span>: поведение объекта в этом состоянии</text:p>
      <text:p text:style-name="P8"><text:span text:style-name="T1">События, приводящие к данному состоянию</text:span>: события на всех входящих в состояние стрелках</text:p>
      <text:p text:style-name="P8"><text:soft-page-break/><text:span text:style-name="T1">Условия, характеризующие данное состояние</text:span>: значение параметров в текущем состоянии</text:p>
      <text:p text:style-name="P8"><text:span text:style-name="T1">События, возможные в данном состоянии</text:span>: события на выходящих из данного состояния стрелках</text:p>
      <text:p text:style-name="P9"><text:bookmark text:name="_rkg9btjglcp"/></text:p>
      <text:p text:style-name="P9"><text:bookmark text:name="_xc1lo46w5uoo"/>СПИСОК ИСПОЛЬЗУЕМЫХ ИСТОЧНИКОВ</text:p>
      <text:p text:style-name="P8"><text:s/></text:p>
      <text:list text:style-name="WWNum1">
        <text:list-item>
          <text:p text:style-name="P21">К. Ларман. «Применение UML и шаблонов проектирования»</text:p>
        </text:list-item>
        <text:list-item>
          <text:p text:style-name="P21">Лекции Леоненкова</text:p>
        </text:list-item>
        <text:list-item>
          <text:p text:style-name="P21"><text:a xlink:type="simple" xlink:href="http://chtivo.webhost.ru/articles/mvc.php" text:style-name="ListLabel_20_10" text:visited-style-name="ListLabel_20_10"><text:span text:style-name="T7">http://chtivo.webhost.ru/articles/mvc.php</text:span></text:a> MVC для начинающих.</text:p>
        </text:list-item>
        <text:list-item>
          <text:p text:style-name="P21">Арлоу Д., Нейштадт И. UML 2 и Унифицированный процесс. Практический<text:tab/>объектно-ориентированный анализ и проектирование, 2_е издание. – Пер. с англ. – СПб: Символ_Плюс, 2007. – 624 с., ил.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color="#434343" loext:opacity="100%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98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1T08:33:39.623301649</dc:date>
    <meta:editing-duration>PT24S</meta:editing-duration>
    <meta:editing-cycles>1</meta:editing-cycles>
    <meta:document-statistic meta:table-count="1" meta:image-count="0" meta:object-count="0" meta:page-count="9" meta:paragraph-count="166" meta:word-count="1315" meta:character-count="10791" meta:non-whitespace-character-count="9565"/>
  </office:meta>
</office:document-meta>
</file>